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0e763" officeooo:paragraph-rsid="0000e763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0e763" officeooo:paragraph-rsid="0000e763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19d67" officeooo:paragraph-rsid="00019d67" style:font-size-asian="13.1000003814697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2e07a" officeooo:paragraph-rsid="0002e07a" style:font-size-asian="13.1000003814697pt" style:font-weight-asian="normal" style:font-size-complex="15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8adf4" officeooo:paragraph-rsid="0008adf4" style:font-size-asian="13.1000003814697pt" style:font-weight-asian="normal" style:font-size-complex="15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984fd" officeooo:paragraph-rsid="000984fd" style:font-size-asian="13.1000003814697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b7abb" officeooo:paragraph-rsid="000b7abb" style:font-size-asian="13.1000003814697pt" style:font-weight-asian="normal" style:font-size-complex="15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c3fef" officeooo:paragraph-rsid="000c3fef" style:font-size-asian="13.1000003814697pt" style:font-weight-asian="normal" style:font-size-complex="15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d9ef4" officeooo:paragraph-rsid="000d9ef4" style:font-size-asian="13.1000003814697pt" style:font-weight-asian="normal" style:font-size-complex="15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bold" officeooo:rsid="000c3fef" officeooo:paragraph-rsid="000c3fef" style:font-size-asian="13.1000003814697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a009"/>
    </style:style>
    <style:style style:name="T3" style:family="text">
      <style:text-properties officeooo:rsid="0007a16b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OS PASSOS EM CSS</text:p>
      <text:p text:style-name="P2"/>
      <text:p text:style-name="P3">Algumas tags em css</text:p>
      <text:p text:style-name="P3"/>
      <text:p text:style-name="P4">Primeiramente criar-se a tag <text:span text:style-name="T1">&lt;style&gt;&lt;/style&gt;</text:span>, pois dentro dela estarão as configurações de estilo ou o link que levará à planilha de estilos.</text:p>
      <text:p text:style-name="P4">As tags de estilo são criadas a partir do elemento que se quer estilizar e abre-se chaves {}. Dentro das chaves estarão aquilo que se quer estilizar.</text:p>
      <text:p text:style-name="P4"/>
      <text:p text:style-name="P4">h2{</text:p>
      <text:p text:style-name="P4"><text:tab/><text:span text:style-name="T2">color: green; <text:s text:c="2"/>//</text:span><text:span text:style-name="T3">altera a cor do texto do título</text:span></text:p>
      <text:p text:style-name="P4">}</text:p>
      <text:p text:style-name="P4"/>
      <text:p text:style-name="P5">body{</text:p>
      <text:p text:style-name="P5"><text:tab/>background-color: rgb(255, 400, 200);</text:p>
      <text:p text:style-name="P5">}</text:p>
      <text:p text:style-name="P5"/>
      <text:p text:style-name="P5">Atribuindo um id ou uma classe pra um elemento é possível fazer alterações somente naquele elemento com a id ou class.</text:p>
      <text:p text:style-name="P5">Id = ”extinct-specie”</text:p>
      <text:p text:style-name="P5"/>
      <text:p text:style-name="P5">#extinc-specie{</text:p>
      <text:p text:style-name="P5"><text:tab/>backgroun-color: red;</text:p>
      <text:p text:style-name="P5">{</text:p>
      <text:p text:style-name="P5"/>
      <text:p text:style-name="P5">Então para estilizar podemos usar as tags normalmmente, mas podemos ser mais específicos e atribuir classes, ids, nomes, etc, e depois estilizar somente os elementos que carregarem a identificação.</text:p>
      <text:p text:style-name="P6"><text:soft-page-break/><text:span text:style-name="T4">Id’s usam</text:span> <text:span text:style-name="T1">#</text:span></text:p>
      <text:p text:style-name="P6"><text:span text:style-name="T4">class usam</text:span> <text:span text:style-name="T1">.</text:span></text:p>
      <text:p text:style-name="P6"><text:span text:style-name="T1"/></text:p>
      <text:p text:style-name="P7"><text:span text:style-name="T1">id=”description”</text:span></text:p>
      <text:p text:style-name="P7">#description{</text:p>
      <text:p text:style-name="P7"><text:tab/>color: orange;</text:p>
      <text:p text:style-name="P7">}</text:p>
      <text:p text:style-name="P7"/>
      <text:p text:style-name="P10">class=”list-style”</text:p>
      <text:p text:style-name="P8">.list-style{</text:p>
      <text:p text:style-name="P8"><text:tab/>background-color: Azul;</text:p>
      <text:p text:style-name="P9"><text:tab/>color: white;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1:09:57.715881810</meta:creation-date>
    <meta:generator>LibreOffice/7.3.5.2$Linux_X86_64 LibreOffice_project/30$Build-2</meta:generator>
    <dc:date>2022-08-23T21:25:46.880469886</dc:date>
    <meta:editing-duration>PT15M10S</meta:editing-duration>
    <meta:editing-cycles>6</meta:editing-cycles>
    <meta:document-statistic meta:table-count="0" meta:image-count="0" meta:object-count="0" meta:page-count="2" meta:paragraph-count="27" meta:word-count="149" meta:character-count="941" meta:non-whitespace-character-count="811"/>
  </office:meta>
</office:document-meta>
</file>